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T45" style:family="table">
      <style:table-properties style:vertical-align="top"/>
    </style:style>
    <style:style style:name="T46" style:family="table">
      <style:table-properties/>
    </style:style>
    <style:style style:name="p11" style:family="paragraph">
      <style:paragraph-properties fo:text-align="start"/>
    </style:style>
    <style:style style:name="c4" style:family="text">
      <style:text-properties fo:font-weight="bold" fo:font-family="Sans"/>
    </style:style>
    <style:style style:name="T40" style:family="table">
      <style:table-properties/>
    </style:style>
    <style:style style:name="p5" style:family="paragraph">
      <style:paragraph-properties fo:margin-top="10.5pt" fo:margin-bottom="9pt"/>
    </style:style>
    <style:style style:name="c6" style:family="text">
      <style:text-properties fo:font-weight="bold" fo:font-family="Sans"/>
    </style:style>
    <style:style style:name="T42" style:family="table">
      <style:table-properties style:vertical-align="top"/>
    </style:style>
    <style:style style:name="s7" style:family="section">
      <style:section-properties fo:margin-top="0pt" fo:margin-bottom="0pt" fo:margin-left="0pt" fo:margin-right="0pt"/>
    </style:style>
    <style:style style:name="T43" style:family="table">
      <style:table-properties/>
    </style:style>
    <style:style style:name="c0" style:family="text">
      <style:text-properties fo:font-family="Sans"/>
    </style:style>
    <style:style style:name="T36" style:family="table">
      <style:table-properties style:vertical-align="top"/>
    </style:style>
    <style:style style:name="p1" style:family="paragraph">
      <style:paragraph-properties/>
    </style:style>
    <style:style style:name="T37" style:family="table">
      <style:table-properties/>
    </style:style>
    <style:style style:name="p3" style:family="paragraph">
      <style:paragraph-properties fo:margin-top="12pt" fo:margin-bottom="9pt"/>
    </style:style>
    <style:style style:name="T28" style:family="table">
      <style:table-properties/>
    </style:style>
    <style:style style:name="T39" style:family="table">
      <style:table-properties style:vertical-align="top"/>
    </style:style>
    <style:style style:name="T33" style:family="table">
      <style:table-properties style:vertical-align="top"/>
    </style:style>
    <style:style style:name="T30" style:family="table">
      <style:table-properties style:vertical-align="top"/>
    </style:style>
    <style:style style:name="T31" style:family="table">
      <style:table-properties/>
    </style:style>
    <style:style style:name="T34" style:family="table">
      <style:table-properties/>
    </style:style>
    <style:style style:name="T24" style:family="table">
      <style:table-properties style:vertical-align="top"/>
    </style:style>
    <style:style style:name="T25" style:family="table">
      <style:table-properties/>
    </style:style>
    <style:style style:name="T27" style:family="table">
      <style:table-properties style:vertical-align="top"/>
    </style:style>
    <style:style style:name="T21" style:family="table">
      <style:table-properties style:vertical-align="top"/>
    </style:style>
    <style:style style:name="T22" style:family="table">
      <style:table-properties/>
    </style:style>
    <style:style style:name="T16" style:family="table">
      <style:table-properties/>
    </style:style>
    <style:style style:name="T52" style:family="table">
      <style:table-properties/>
    </style:style>
    <style:style style:name="T18" style:family="table">
      <style:table-properties style:vertical-align="top"/>
    </style:style>
    <style:style style:name="T19" style:family="table">
      <style:table-properties/>
    </style:style>
    <style:style style:name="T54" style:family="table">
      <style:table-properties style:vertical-align="top"/>
    </style:style>
    <style:style style:name="T48" style:family="table">
      <style:table-properties style:vertical-align="top"/>
    </style:style>
    <style:style style:name="T49" style:family="table">
      <style:table-properties/>
    </style:style>
    <style:style style:name="T51" style:family="table">
      <style:table-properties style:vertical-align="top"/>
    </style:style>
    <style:style style:name="T13" style:family="table">
      <style:table-properties style:vertical-align="top"/>
    </style:style>
    <style:style style:name="c14" style:family="text">
      <style:text-properties fo:font-family="Sans" style:text-position="100%"/>
    </style:style>
    <style:style style:name="T8" style:family="table">
      <style:table-properties/>
    </style:style>
  </office:automatic-styles>
  <office:body>
    <office:text>
      <text:p text:style-name="p3"><text:span text:style-name="c4">Proyecto:db_tienda</text:span></text:p>
      <text:p text:style-name="p5"><text:span text:style-name="c6">usuario</text:span></text:p>
      <table:table>
        <table:table-column table:number-columns-repeated="5"/>
        <table:table-row>
          <table:table-cell table:style-name="T13">
            <text:p text:style-name="p11"><text:span text:style-name="c14">Nº</text:span></text:p>
          </table:table-cell>
          <table:table-cell table:style-name="T13">
            <text:p text:style-name="p11"><text:span text:style-name="c14">Atributo</text:span></text:p>
          </table:table-cell>
          <table:table-cell table:style-name="T13">
            <text:p text:style-name="p11"><text:span text:style-name="c14">Llave Primaria</text:span></text:p>
          </table:table-cell>
          <table:table-cell table:style-name="T13">
            <text:p text:style-name="p11"><text:span text:style-name="c14">Nulo</text:span></text:p>
          </table:table-cell>
          <table:table-cell table:style-name="T13">
            <text:p text:style-name="p11"><text:span text:style-name="c14">Descripción</text:span></text:p>
          </table:table-cell>
        </table:table-row>
        <table:table-row>
          <table:table-cell table:style-name="T13">
            <text:p text:style-name="p11"><text:span text:style-name="c14">1</text:span></text:p>
          </table:table-cell>
          <table:table-cell table:style-name="T13">
            <text:p text:style-name="p11"><text:span text:style-name="c14">id_usuario</text:span></text:p>
          </table:table-cell>
          <table:table-cell table:style-name="T13">
            <text:p text:style-name="p11"><text:span text:style-name="c14">SÍ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Identificador del cliente</text:span></text:p>
          </table:table-cell>
        </table:table-row>
        <table:table-row>
          <table:table-cell table:style-name="T13">
            <text:p text:style-name="p11"><text:span text:style-name="c14">2</text:span></text:p>
          </table:table-cell>
          <table:table-cell table:style-name="T13">
            <text:p text:style-name="p11"><text:span text:style-name="c14">nombres_usuari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mbre o Nombres del cliente</text:span></text:p>
          </table:table-cell>
        </table:table-row>
        <table:table-row>
          <table:table-cell table:style-name="T13">
            <text:p text:style-name="p11"><text:span text:style-name="c14">3</text:span></text:p>
          </table:table-cell>
          <table:table-cell table:style-name="T13">
            <text:p text:style-name="p11"><text:span text:style-name="c14">primer_apellido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Primer Apellido del cliente</text:span></text:p>
          </table:table-cell>
        </table:table-row>
        <table:table-row>
          <table:table-cell table:style-name="T13">
            <text:p text:style-name="p11"><text:span text:style-name="c14">4</text:span></text:p>
          </table:table-cell>
          <table:table-cell table:style-name="T13">
            <text:p text:style-name="p11"><text:span text:style-name="c14">segundo_apellido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Segundo Apellido del cliente</text:span></text:p>
          </table:table-cell>
        </table:table-row>
        <table:table-row>
          <table:table-cell table:style-name="T13">
            <text:p text:style-name="p11"><text:span text:style-name="c14">5</text:span></text:p>
          </table:table-cell>
          <table:table-cell table:style-name="T13">
            <text:p text:style-name="p11"><text:span text:style-name="c14">email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email del cliente</text:span></text:p>
          </table:table-cell>
        </table:table-row>
        <table:table-row>
          <table:table-cell table:style-name="T13">
            <text:p text:style-name="p11"><text:span text:style-name="c14">6</text:span></text:p>
          </table:table-cell>
          <table:table-cell table:style-name="T13">
            <text:p text:style-name="p11"><text:span text:style-name="c14">clave_usu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Clave de usuario o acceso</text:span></text:p>
          </table:table-cell>
        </table:table-row>
        <table:table-row>
          <table:table-cell table:style-name="T13">
            <text:p text:style-name="p11"><text:span text:style-name="c14">7</text:span></text:p>
          </table:table-cell>
          <table:table-cell table:style-name="T13">
            <text:p text:style-name="p11"><text:span text:style-name="c14">estad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Estado de usuario activo/desactivado/bloqueado</text:span></text:p>
          </table:table-cell>
        </table:table-row>
        <table:table-row>
          <table:table-cell table:style-name="T13">
            <text:p text:style-name="p11"><text:span text:style-name="c14">8</text:span></text:p>
          </table:table-cell>
          <table:table-cell table:style-name="T13">
            <text:p text:style-name="p11"><text:span text:style-name="c14">fk_id_tip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Llave Foránea.Identificador del tipo Usuario</text:span></text:p>
          </table:table-cell>
        </table:table-row>
      </table:table>
      <text:p text:style-name="p1"/>
      <text:p text:style-name="p5"><text:span text:style-name="c6">producto</text:span></text:p>
      <table:table>
        <table:table-column table:number-columns-repeated="5"/>
        <table:table-row>
          <table:table-cell table:style-name="T18">
            <text:p text:style-name="p11"><text:span text:style-name="c14">Nº</text:span></text:p>
          </table:table-cell>
          <table:table-cell table:style-name="T18">
            <text:p text:style-name="p11"><text:span text:style-name="c14">Atributo</text:span></text:p>
          </table:table-cell>
          <table:table-cell table:style-name="T18">
            <text:p text:style-name="p11"><text:span text:style-name="c14">Llave Primaria</text:span></text:p>
          </table:table-cell>
          <table:table-cell table:style-name="T18">
            <text:p text:style-name="p11"><text:span text:style-name="c14">Nulo</text:span></text:p>
          </table:table-cell>
          <table:table-cell table:style-name="T18">
            <text:p text:style-name="p11"><text:span text:style-name="c14">Descripción</text:span></text:p>
          </table:table-cell>
        </table:table-row>
        <table:table-row>
          <table:table-cell table:style-name="T18">
            <text:p text:style-name="p11"><text:span text:style-name="c14">1</text:span></text:p>
          </table:table-cell>
          <table:table-cell table:style-name="T18">
            <text:p text:style-name="p11"><text:span text:style-name="c14">id_producto</text:span></text:p>
          </table:table-cell>
          <table:table-cell table:style-name="T18">
            <text:p text:style-name="p11"><text:span text:style-name="c14">SÍ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Identificador de producto</text:span></text:p>
          </table:table-cell>
        </table:table-row>
        <table:table-row>
          <table:table-cell table:style-name="T18">
            <text:p text:style-name="p11"><text:span text:style-name="c14">2</text:span></text:p>
          </table:table-cell>
          <table:table-cell table:style-name="T18">
            <text:p text:style-name="p11"><text:span text:style-name="c14">nombre_prod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mbre del producto</text:span></text:p>
          </table:table-cell>
        </table:table-row>
        <table:table-row>
          <table:table-cell table:style-name="T18">
            <text:p text:style-name="p11"><text:span text:style-name="c14">3</text:span></text:p>
          </table:table-cell>
          <table:table-cell table:style-name="T18">
            <text:p text:style-name="p11"><text:span text:style-name="c14">precio_venta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Precio del producto</text:span></text:p>
          </table:table-cell>
        </table:table-row>
        <table:table-row>
          <table:table-cell table:style-name="T18">
            <text:p text:style-name="p11"><text:span text:style-name="c14">4</text:span></text:p>
          </table:table-cell>
          <table:table-cell table:style-name="T18">
            <text:p text:style-name="p11"><text:span text:style-name="c14">especificaciones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Especificaciones del producto</text:span></text:p>
          </table:table-cell>
        </table:table-row>
        <table:table-row>
          <table:table-cell table:style-name="T18">
            <text:p text:style-name="p11"><text:span text:style-name="c14">5</text:span></text:p>
          </table:table-cell>
          <table:table-cell table:style-name="T18">
            <text:p text:style-name="p11"><text:span text:style-name="c14">tag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SÍ</text:span></text:p>
          </table:table-cell>
          <table:table-cell table:style-name="T18">
            <text:p text:style-name="p11"><text:span text:style-name="c14">Tags de busqueda</text:span></text:p>
          </table:table-cell>
        </table:table-row>
        <table:table-row>
          <table:table-cell table:style-name="T18">
            <text:p text:style-name="p11"><text:span text:style-name="c14">6</text:span></text:p>
          </table:table-cell>
          <table:table-cell table:style-name="T18">
            <text:p text:style-name="p11"><text:span text:style-name="c14">imagen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Link de la imagen</text:span></text:p>
          </table:table-cell>
        </table:table-row>
        <table:table-row>
          <table:table-cell table:style-name="T18">
            <text:p text:style-name="p11"><text:span text:style-name="c14">7</text:span></text:p>
          </table:table-cell>
          <table:table-cell table:style-name="T18">
            <text:p text:style-name="p11"><text:span text:style-name="c14">fk_id_proveedor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Llave Foránea.Identificador del proveedor</text:span></text:p>
          </table:table-cell>
        </table:table-row>
        <table:table-row>
          <table:table-cell table:style-name="T18">
            <text:p text:style-name="p11"><text:span text:style-name="c14">8</text:span></text:p>
          </table:table-cell>
          <table:table-cell table:style-name="T18">
            <text:p text:style-name="p11"><text:span text:style-name="c14">fk_id_categoria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Llave Foránea.Identificador categoria</text:span></text:p>
          </table:table-cell>
        </table:table-row>
      </table:table>
      <text:p text:style-name="p1"/>
      <text:p text:style-name="p5"><text:span text:style-name="c6">inventario</text:span></text:p>
      <table:table>
        <table:table-column table:number-columns-repeated="5"/>
        <table:table-row>
          <table:table-cell table:style-name="T21">
            <text:p text:style-name="p11"><text:span text:style-name="c14">Nº</text:span></text:p>
          </table:table-cell>
          <table:table-cell table:style-name="T21">
            <text:p text:style-name="p11"><text:span text:style-name="c14">Atributo</text:span></text:p>
          </table:table-cell>
          <table:table-cell table:style-name="T21">
            <text:p text:style-name="p11"><text:span text:style-name="c14">Llave Primaria</text:span></text:p>
          </table:table-cell>
          <table:table-cell table:style-name="T21">
            <text:p text:style-name="p11"><text:span text:style-name="c14">Nulo</text:span></text:p>
          </table:table-cell>
          <table:table-cell table:style-name="T21">
            <text:p text:style-name="p11"><text:span text:style-name="c14">Descripción</text:span></text:p>
          </table:table-cell>
        </table:table-row>
        <table:table-row>
          <table:table-cell table:style-name="T21">
            <text:p text:style-name="p11"><text:span text:style-name="c14">1</text:span></text:p>
          </table:table-cell>
          <table:table-cell table:style-name="T21">
            <text:p text:style-name="p11"><text:span text:style-name="c14">cantidad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Cantidad que ingresa (Unidades del producto)</text:span></text:p>
          </table:table-cell>
        </table:table-row>
        <table:table-row>
          <table:table-cell table:style-name="T21">
            <text:p text:style-name="p11"><text:span text:style-name="c14">2</text:span></text:p>
          </table:table-cell>
          <table:table-cell table:style-name="T21">
            <text:p text:style-name="p11"><text:span text:style-name="c14">fk_id_product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Llave Foránea.Identificador de producto</text:span></text:p>
          </table:table-cell>
        </table:table-row>
        <table:table-row>
          <table:table-cell table:style-name="T21">
            <text:p text:style-name="p11"><text:span text:style-name="c14">3</text:span></text:p>
          </table:table-cell>
          <table:table-cell table:style-name="T21">
            <text:p text:style-name="p11"><text:span text:style-name="c14">fk_id_sucursal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Llave Foránea.Identificador de la sucursal</text:span></text:p>
          </table:table-cell>
        </table:table-row>
      </table:table>
      <text:p text:style-name="p1"/>
      <text:p text:style-name="p5"><text:span text:style-name="c6">proveedor</text:span></text:p>
      <table:table>
        <table:table-column table:number-columns-repeated="5"/>
        <table:table-row>
          <table:table-cell table:style-name="T24">
            <text:p text:style-name="p11"><text:span text:style-name="c14">Nº</text:span></text:p>
          </table:table-cell>
          <table:table-cell table:style-name="T24">
            <text:p text:style-name="p11"><text:span text:style-name="c14">Atributo</text:span></text:p>
          </table:table-cell>
          <table:table-cell table:style-name="T24">
            <text:p text:style-name="p11"><text:span text:style-name="c14">Llave Primaria</text:span></text:p>
          </table:table-cell>
          <table:table-cell table:style-name="T24">
            <text:p text:style-name="p11"><text:span text:style-name="c14">Nulo</text:span></text:p>
          </table:table-cell>
          <table:table-cell table:style-name="T24">
            <text:p text:style-name="p11"><text:span text:style-name="c14">Descripción</text:span></text:p>
          </table:table-cell>
        </table:table-row>
        <table:table-row>
          <table:table-cell table:style-name="T24">
            <text:p text:style-name="p11"><text:span text:style-name="c14">1</text:span></text:p>
          </table:table-cell>
          <table:table-cell table:style-name="T24">
            <text:p text:style-name="p11"><text:span text:style-name="c14">id_proveedor</text:span></text:p>
          </table:table-cell>
          <table:table-cell table:style-name="T24">
            <text:p text:style-name="p11"><text:span text:style-name="c14">SÍ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Identificador del proveedor</text:span></text:p>
          </table:table-cell>
        </table:table-row>
        <table:table-row>
          <table:table-cell table:style-name="T24">
            <text:p text:style-name="p11"><text:span text:style-name="c14">2</text:span></text:p>
          </table:table-cell>
          <table:table-cell table:style-name="T24">
            <text:p text:style-name="p11"><text:span text:style-name="c14">nombre_prov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mbre del proveedor</text:span></text:p>
          </table:table-cell>
        </table:table-row>
        <table:table-row>
          <table:table-cell table:style-name="T24">
            <text:p text:style-name="p11"><text:span text:style-name="c14">3</text:span></text:p>
          </table:table-cell>
          <table:table-cell table:style-name="T24">
            <text:p text:style-name="p11"><text:span text:style-name="c14">telefono_prov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Telefono de contacto del proveedor</text:span></text:p>
          </table:table-cell>
        </table:table-row>
        <table:table-row>
          <table:table-cell table:style-name="T24">
            <text:p text:style-name="p11"><text:span text:style-name="c14">4</text:span></text:p>
          </table:table-cell>
          <table:table-cell table:style-name="T24">
            <text:p text:style-name="p11"><text:span text:style-name="c14">email_prov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Email del proveedor.</text:span></text:p>
          </table:table-cell>
        </table:table-row>
      </table:table>
      <text:p text:style-name="p1"/>
      <text:p text:style-name="p5"><text:span text:style-name="c6">sucursal</text:span></text:p>
      <table:table>
        <table:table-column table:number-columns-repeated="5"/>
        <table:table-row>
          <table:table-cell table:style-name="T27">
            <text:p text:style-name="p11"><text:span text:style-name="c14">Nº</text:span></text:p>
          </table:table-cell>
          <table:table-cell table:style-name="T27">
            <text:p text:style-name="p11"><text:span text:style-name="c14">Atributo</text:span></text:p>
          </table:table-cell>
          <table:table-cell table:style-name="T27">
            <text:p text:style-name="p11"><text:span text:style-name="c14">Llave Primaria</text:span></text:p>
          </table:table-cell>
          <table:table-cell table:style-name="T27">
            <text:p text:style-name="p11"><text:span text:style-name="c14">Nulo</text:span></text:p>
          </table:table-cell>
          <table:table-cell table:style-name="T27">
            <text:p text:style-name="p11"><text:span text:style-name="c14">Descripción</text:span></text:p>
          </table:table-cell>
        </table:table-row>
        <table:table-row>
          <table:table-cell table:style-name="T27">
            <text:p text:style-name="p11"><text:span text:style-name="c14">1</text:span></text:p>
          </table:table-cell>
          <table:table-cell table:style-name="T27">
            <text:p text:style-name="p11"><text:span text:style-name="c14">id_sucursal</text:span></text:p>
          </table:table-cell>
          <table:table-cell table:style-name="T27">
            <text:p text:style-name="p11"><text:span text:style-name="c14">SÍ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Identificador de la sucursal</text:span></text:p>
          </table:table-cell>
        </table:table-row>
        <table:table-row>
          <table:table-cell table:style-name="T27">
            <text:p text:style-name="p11"><text:span text:style-name="c14">2</text:span></text:p>
          </table:table-cell>
          <table:table-cell table:style-name="T27">
            <text:p text:style-name="p11"><text:span text:style-name="c14">nombre_sucursal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mbre de la sucursal</text:span></text:p>
          </table:table-cell>
        </table:table-row>
        <table:table-row>
          <table:table-cell table:style-name="T27">
            <text:p text:style-name="p11"><text:span text:style-name="c14">3</text:span></text:p>
          </table:table-cell>
          <table:table-cell table:style-name="T27">
            <text:p text:style-name="p11"><text:span text:style-name="c14">estad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Estado del almacen Activo/Desactivado</text:span></text:p>
          </table:table-cell>
        </table:table-row>
        <table:table-row>
          <table:table-cell table:style-name="T27">
            <text:p text:style-name="p11"><text:span text:style-name="c14">4</text:span></text:p>
          </table:table-cell>
          <table:table-cell table:style-name="T27">
            <text:p text:style-name="p11"><text:span text:style-name="c14">fecha_creacion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Fecha creacion de sucursal</text:span></text:p>
          </table:table-cell>
        </table:table-row>
      </table:table>
      <text:p text:style-name="p1"/>
      <text:p text:style-name="p5"><text:span text:style-name="c6">direccion_almacen</text:span></text:p>
      <table:table>
        <table:table-column table:number-columns-repeated="5"/>
        <table:table-row>
          <table:table-cell table:style-name="T30">
            <text:p text:style-name="p11"><text:span text:style-name="c14">Nº</text:span></text:p>
          </table:table-cell>
          <table:table-cell table:style-name="T30">
            <text:p text:style-name="p11"><text:span text:style-name="c14">Atributo</text:span></text:p>
          </table:table-cell>
          <table:table-cell table:style-name="T30">
            <text:p text:style-name="p11"><text:span text:style-name="c14">Llave Primaria</text:span></text:p>
          </table:table-cell>
          <table:table-cell table:style-name="T30">
            <text:p text:style-name="p11"><text:span text:style-name="c14">Nulo</text:span></text:p>
          </table:table-cell>
          <table:table-cell table:style-name="T30">
            <text:p text:style-name="p11"><text:span text:style-name="c14">Descripción</text:span></text:p>
          </table:table-cell>
        </table:table-row>
        <table:table-row>
          <table:table-cell table:style-name="T30">
            <text:p text:style-name="p11"><text:span text:style-name="c14">1</text:span></text:p>
          </table:table-cell>
          <table:table-cell table:style-name="T30">
            <text:p text:style-name="p11"><text:span text:style-name="c14">id_dir_almacen</text:span></text:p>
          </table:table-cell>
          <table:table-cell table:style-name="T30">
            <text:p text:style-name="p11"><text:span text:style-name="c14">SÍ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Identificador del almacen</text:span></text:p>
          </table:table-cell>
        </table:table-row>
        <table:table-row>
          <table:table-cell table:style-name="T30">
            <text:p text:style-name="p11"><text:span text:style-name="c14">2</text:span></text:p>
          </table:table-cell>
          <table:table-cell table:style-name="T30">
            <text:p text:style-name="p11"><text:span text:style-name="c14">pais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Pais de procedencia del almacen</text:span></text:p>
          </table:table-cell>
        </table:table-row>
        <table:table-row>
          <table:table-cell table:style-name="T30">
            <text:p text:style-name="p11"><text:span text:style-name="c14">3</text:span></text:p>
          </table:table-cell>
          <table:table-cell table:style-name="T30">
            <text:p text:style-name="p11"><text:span text:style-name="c14">departament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Departamento de procedenciad del almacen</text:span></text:p>
          </table:table-cell>
        </table:table-row>
        <table:table-row>
          <table:table-cell table:style-name="T30">
            <text:p text:style-name="p11"><text:span text:style-name="c14">4</text:span></text:p>
          </table:table-cell>
          <table:table-cell table:style-name="T30">
            <text:p text:style-name="p11"><text:span text:style-name="c14">municipi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Municipio de procedencia del almacen</text:span></text:p>
          </table:table-cell>
        </table:table-row>
        <table:table-row>
          <table:table-cell table:style-name="T30">
            <text:p text:style-name="p11"><text:span text:style-name="c14">5</text:span></text:p>
          </table:table-cell>
          <table:table-cell table:style-name="T30">
            <text:p text:style-name="p11"><text:span text:style-name="c14">ciudad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Ciudad de procendecia del almacen</text:span></text:p>
          </table:table-cell>
        </table:table-row>
        <table:table-row>
          <table:table-cell table:style-name="T30">
            <text:p text:style-name="p11"><text:span text:style-name="c14">6</text:span></text:p>
          </table:table-cell>
          <table:table-cell table:style-name="T30">
            <text:p text:style-name="p11"><text:span text:style-name="c14">direccion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Direccion del almacen</text:span></text:p>
          </table:table-cell>
        </table:table-row>
        <table:table-row>
          <table:table-cell table:style-name="T30">
            <text:p text:style-name="p11"><text:span text:style-name="c14">7</text:span></text:p>
          </table:table-cell>
          <table:table-cell table:style-name="T30">
            <text:p text:style-name="p11"><text:span text:style-name="c14">fk_id_sucursal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Identificador de la sucursal</text:span></text:p>
          </table:table-cell>
        </table:table-row>
      </table:table>
      <text:p text:style-name="p1"/>
      <text:p text:style-name="p5"><text:span text:style-name="c6">dato_facturacion_contribuyente</text:span></text:p>
      <table:table>
        <table:table-column table:number-columns-repeated="5"/>
        <table:table-row>
          <table:table-cell table:style-name="T33">
            <text:p text:style-name="p11"><text:span text:style-name="c14">Nº</text:span></text:p>
          </table:table-cell>
          <table:table-cell table:style-name="T33">
            <text:p text:style-name="p11"><text:span text:style-name="c14">Atributo</text:span></text:p>
          </table:table-cell>
          <table:table-cell table:style-name="T33">
            <text:p text:style-name="p11"><text:span text:style-name="c14">Llave Primaria</text:span></text:p>
          </table:table-cell>
          <table:table-cell table:style-name="T33">
            <text:p text:style-name="p11"><text:span text:style-name="c14">Nulo</text:span></text:p>
          </table:table-cell>
          <table:table-cell table:style-name="T33">
            <text:p text:style-name="p11"><text:span text:style-name="c14">Descripción</text:span></text:p>
          </table:table-cell>
        </table:table-row>
        <table:table-row>
          <table:table-cell table:style-name="T33">
            <text:p text:style-name="p11"><text:span text:style-name="c14">1</text:span></text:p>
          </table:table-cell>
          <table:table-cell table:style-name="T33">
            <text:p text:style-name="p11"><text:span text:style-name="c14">id_cliente_fact</text:span></text:p>
          </table:table-cell>
          <table:table-cell table:style-name="T33">
            <text:p text:style-name="p11"><text:span text:style-name="c14">SÍ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Identificador cliente facturacion</text:span></text:p>
          </table:table-cell>
        </table:table-row>
        <table:table-row>
          <table:table-cell table:style-name="T33">
            <text:p text:style-name="p11"><text:span text:style-name="c14">2</text:span></text:p>
          </table:table-cell>
          <table:table-cell table:style-name="T33">
            <text:p text:style-name="p11"><text:span text:style-name="c14">nombre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mbre Contribuyente</text:span></text:p>
          </table:table-cell>
        </table:table-row>
        <table:table-row>
          <table:table-cell table:style-name="T33">
            <text:p text:style-name="p11"><text:span text:style-name="c14">3</text:span></text:p>
          </table:table-cell>
          <table:table-cell table:style-name="T33">
            <text:p text:style-name="p11"><text:span text:style-name="c14">direccion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Direccion contribuyente</text:span></text:p>
          </table:table-cell>
        </table:table-row>
        <table:table-row>
          <table:table-cell table:style-name="T33">
            <text:p text:style-name="p11"><text:span text:style-name="c14">4</text:span></text:p>
          </table:table-cell>
          <table:table-cell table:style-name="T33">
            <text:p text:style-name="p11"><text:span text:style-name="c14">departament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Departamento contribuyente</text:span></text:p>
          </table:table-cell>
        </table:table-row>
        <table:table-row>
          <table:table-cell table:style-name="T33">
            <text:p text:style-name="p11"><text:span text:style-name="c14">5</text:span></text:p>
          </table:table-cell>
          <table:table-cell table:style-name="T33">
            <text:p text:style-name="p11"><text:span text:style-name="c14">nit_contribuyente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i del contribuyente</text:span></text:p>
          </table:table-cell>
        </table:table-row>
        <table:table-row>
          <table:table-cell table:style-name="T33">
            <text:p text:style-name="p11"><text:span text:style-name="c14">6</text:span></text:p>
          </table:table-cell>
          <table:table-cell table:style-name="T33">
            <text:p text:style-name="p11"><text:span text:style-name="c14">nrc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umero de registro de declaracion de Iva</text:span></text:p>
          </table:table-cell>
        </table:table-row>
        <table:table-row>
          <table:table-cell table:style-name="T33">
            <text:p text:style-name="p11"><text:span text:style-name="c14">7</text:span></text:p>
          </table:table-cell>
          <table:table-cell table:style-name="T33">
            <text:p text:style-name="p11"><text:span text:style-name="c14">gir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Giro de el contribuyente</text:span></text:p>
          </table:table-cell>
        </table:table-row>
        <table:table-row>
          <table:table-cell table:style-name="T33">
            <text:p text:style-name="p11"><text:span text:style-name="c14">8</text:span></text:p>
          </table:table-cell>
          <table:table-cell table:style-name="T33">
            <text:p text:style-name="p11"><text:span text:style-name="c14">fk_id_usuari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Llave Foránea.Identificador del cliente</text:span></text:p>
          </table:table-cell>
        </table:table-row>
      </table:table>
      <text:p text:style-name="p1"/>
      <text:p text:style-name="p5"><text:span text:style-name="c6">encabezado_solicitud</text:span></text:p>
      <table:table>
        <table:table-column table:number-columns-repeated="5"/>
        <table:table-row>
          <table:table-cell table:style-name="T36">
            <text:p text:style-name="p11"><text:span text:style-name="c14">Nº</text:span></text:p>
          </table:table-cell>
          <table:table-cell table:style-name="T36">
            <text:p text:style-name="p11"><text:span text:style-name="c14">Atributo</text:span></text:p>
          </table:table-cell>
          <table:table-cell table:style-name="T36">
            <text:p text:style-name="p11"><text:span text:style-name="c14">Llave Primaria</text:span></text:p>
          </table:table-cell>
          <table:table-cell table:style-name="T36">
            <text:p text:style-name="p11"><text:span text:style-name="c14">Nulo</text:span></text:p>
          </table:table-cell>
          <table:table-cell table:style-name="T36">
            <text:p text:style-name="p11"><text:span text:style-name="c14">Descripción</text:span></text:p>
          </table:table-cell>
        </table:table-row>
        <table:table-row>
          <table:table-cell table:style-name="T36">
            <text:p text:style-name="p11"><text:span text:style-name="c14">1</text:span></text:p>
          </table:table-cell>
          <table:table-cell table:style-name="T36">
            <text:p text:style-name="p11"><text:span text:style-name="c14">id_encabez</text:span></text:p>
          </table:table-cell>
          <table:table-cell table:style-name="T36">
            <text:p text:style-name="p11"><text:span text:style-name="c14">SÍ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Identificador en solicitud</text:span></text:p>
          </table:table-cell>
        </table:table-row>
        <table:table-row>
          <table:table-cell table:style-name="T36">
            <text:p text:style-name="p11"><text:span text:style-name="c14">2</text:span></text:p>
          </table:table-cell>
          <table:table-cell table:style-name="T36">
            <text:p text:style-name="p11"><text:span text:style-name="c14">fecha_sol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Fecha en que se realizo la solicitud</text:span></text:p>
          </table:table-cell>
        </table:table-row>
        <table:table-row>
          <table:table-cell table:style-name="T36">
            <text:p text:style-name="p11"><text:span text:style-name="c14">3</text:span></text:p>
          </table:table-cell>
          <table:table-cell table:style-name="T36">
            <text:p text:style-name="p11"><text:span text:style-name="c14">Estad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Estado en que se encuentra la solicitud</text:span></text:p>
          </table:table-cell>
        </table:table-row>
        <table:table-row>
          <table:table-cell table:style-name="T36">
            <text:p text:style-name="p11"><text:span text:style-name="c14">4</text:span></text:p>
          </table:table-cell>
          <table:table-cell table:style-name="T36">
            <text:p text:style-name="p11"><text:span text:style-name="c14">tipo_compra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Tipo de compra consumidor final/contribuyente</text:span></text:p>
          </table:table-cell>
        </table:table-row>
        <table:table-row>
          <table:table-cell table:style-name="T36">
            <text:p text:style-name="p11"><text:span text:style-name="c14">5</text:span></text:p>
          </table:table-cell>
          <table:table-cell table:style-name="T36">
            <text:p text:style-name="p11"><text:span text:style-name="c14">numero_deposit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umero deposito</text:span></text:p>
          </table:table-cell>
        </table:table-row>
        <table:table-row>
          <table:table-cell table:style-name="T36">
            <text:p text:style-name="p11"><text:span text:style-name="c14">6</text:span></text:p>
          </table:table-cell>
          <table:table-cell table:style-name="T36">
            <text:p text:style-name="p11"><text:span text:style-name="c14">fk_id_usuari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Llave Foránea.Identificador del cliente</text:span></text:p>
          </table:table-cell>
        </table:table-row>
        <table:table-row>
          <table:table-cell table:style-name="T36">
            <text:p text:style-name="p11"><text:span text:style-name="c14">7</text:span></text:p>
          </table:table-cell>
          <table:table-cell table:style-name="T36">
            <text:p text:style-name="p11"><text:span text:style-name="c14">fk_id_direccion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Llave Foránea.Identificador de ubicacion</text:span></text:p>
          </table:table-cell>
        </table:table-row>
      </table:table>
      <text:p text:style-name="p1"/>
      <text:p text:style-name="p5"><text:span text:style-name="c6">detalle_solicitud</text:span></text:p>
      <table:table>
        <table:table-column table:number-columns-repeated="5"/>
        <table:table-row>
          <table:table-cell table:style-name="T39">
            <text:p text:style-name="p11"><text:span text:style-name="c14">Nº</text:span></text:p>
          </table:table-cell>
          <table:table-cell table:style-name="T39">
            <text:p text:style-name="p11"><text:span text:style-name="c14">Atributo</text:span></text:p>
          </table:table-cell>
          <table:table-cell table:style-name="T39">
            <text:p text:style-name="p11"><text:span text:style-name="c14">Llave Primaria</text:span></text:p>
          </table:table-cell>
          <table:table-cell table:style-name="T39">
            <text:p text:style-name="p11"><text:span text:style-name="c14">Nulo</text:span></text:p>
          </table:table-cell>
          <table:table-cell table:style-name="T39">
            <text:p text:style-name="p11"><text:span text:style-name="c14">Descripción</text:span></text:p>
          </table:table-cell>
        </table:table-row>
        <table:table-row>
          <table:table-cell table:style-name="T39">
            <text:p text:style-name="p11"><text:span text:style-name="c14">1</text:span></text:p>
          </table:table-cell>
          <table:table-cell table:style-name="T39">
            <text:p text:style-name="p11"><text:span text:style-name="c14">id_detalle</text:span></text:p>
          </table:table-cell>
          <table:table-cell table:style-name="T39">
            <text:p text:style-name="p11"><text:span text:style-name="c14">SÍ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/>
          </table:table-cell>
        </table:table-row>
        <table:table-row>
          <table:table-cell table:style-name="T39">
            <text:p text:style-name="p11"><text:span text:style-name="c14">2</text:span></text:p>
          </table:table-cell>
          <table:table-cell table:style-name="T39">
            <text:p text:style-name="p11"><text:span text:style-name="c14">cantidad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Cantidad del producto a comprar</text:span></text:p>
          </table:table-cell>
        </table:table-row>
        <table:table-row>
          <table:table-cell table:style-name="T39">
            <text:p text:style-name="p11"><text:span text:style-name="c14">3</text:span></text:p>
          </table:table-cell>
          <table:table-cell table:style-name="T39">
            <text:p text:style-name="p11"><text:span text:style-name="c14">preci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Precio del producto</text:span></text:p>
          </table:table-cell>
        </table:table-row>
        <table:table-row>
          <table:table-cell table:style-name="T39">
            <text:p text:style-name="p11"><text:span text:style-name="c14">4</text:span></text:p>
          </table:table-cell>
          <table:table-cell table:style-name="T39">
            <text:p text:style-name="p11"><text:span text:style-name="c14">fk_id_encabez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Llave Foránea.Identificador en solicitud</text:span></text:p>
          </table:table-cell>
        </table:table-row>
        <table:table-row>
          <table:table-cell table:style-name="T39">
            <text:p text:style-name="p11"><text:span text:style-name="c14">5</text:span></text:p>
          </table:table-cell>
          <table:table-cell table:style-name="T39">
            <text:p text:style-name="p11"><text:span text:style-name="c14">fk_id_product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NO</text:span></text:p>
          </table:table-cell>
          <table:table-cell table:style-name="T39">
            <text:p text:style-name="p11"><text:span text:style-name="c14">Llave Foránea.Identificador de producto</text:span></text:p>
          </table:table-cell>
        </table:table-row>
      </table:table>
      <text:p text:style-name="p1"/>
      <text:p text:style-name="p5"><text:span text:style-name="c6">direccion_entrega</text:span></text:p>
      <table:table>
        <table:table-column table:number-columns-repeated="5"/>
        <table:table-row>
          <table:table-cell table:style-name="T42">
            <text:p text:style-name="p11"><text:span text:style-name="c14">Nº</text:span></text:p>
          </table:table-cell>
          <table:table-cell table:style-name="T42">
            <text:p text:style-name="p11"><text:span text:style-name="c14">Atributo</text:span></text:p>
          </table:table-cell>
          <table:table-cell table:style-name="T42">
            <text:p text:style-name="p11"><text:span text:style-name="c14">Llave Primaria</text:span></text:p>
          </table:table-cell>
          <table:table-cell table:style-name="T42">
            <text:p text:style-name="p11"><text:span text:style-name="c14">Nulo</text:span></text:p>
          </table:table-cell>
          <table:table-cell table:style-name="T42">
            <text:p text:style-name="p11"><text:span text:style-name="c14">Descripción</text:span></text:p>
          </table:table-cell>
        </table:table-row>
        <table:table-row>
          <table:table-cell table:style-name="T42">
            <text:p text:style-name="p11"><text:span text:style-name="c14">1</text:span></text:p>
          </table:table-cell>
          <table:table-cell table:style-name="T42">
            <text:p text:style-name="p11"><text:span text:style-name="c14">id_direccion</text:span></text:p>
          </table:table-cell>
          <table:table-cell table:style-name="T42">
            <text:p text:style-name="p11"><text:span text:style-name="c14">SÍ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Identificador de ubicacion</text:span></text:p>
          </table:table-cell>
        </table:table-row>
        <table:table-row>
          <table:table-cell table:style-name="T42">
            <text:p text:style-name="p11"><text:span text:style-name="c14">2</text:span></text:p>
          </table:table-cell>
          <table:table-cell table:style-name="T42">
            <text:p text:style-name="p11"><text:span text:style-name="c14">departament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Departamento de la entrega</text:span></text:p>
          </table:table-cell>
        </table:table-row>
        <table:table-row>
          <table:table-cell table:style-name="T42">
            <text:p text:style-name="p11"><text:span text:style-name="c14">3</text:span></text:p>
          </table:table-cell>
          <table:table-cell table:style-name="T42">
            <text:p text:style-name="p11"><text:span text:style-name="c14">municipi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Municipio de entreda</text:span></text:p>
          </table:table-cell>
        </table:table-row>
        <table:table-row>
          <table:table-cell table:style-name="T42">
            <text:p text:style-name="p11"><text:span text:style-name="c14">4</text:span></text:p>
          </table:table-cell>
          <table:table-cell table:style-name="T42">
            <text:p text:style-name="p11"><text:span text:style-name="c14">direccion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/>
          </table:table-cell>
        </table:table-row>
        <table:table-row>
          <table:table-cell table:style-name="T42">
            <text:p text:style-name="p11"><text:span text:style-name="c14">5</text:span></text:p>
          </table:table-cell>
          <table:table-cell table:style-name="T42">
            <text:p text:style-name="p11"><text:span text:style-name="c14">fk_id_usuari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NO</text:span></text:p>
          </table:table-cell>
          <table:table-cell table:style-name="T42">
            <text:p text:style-name="p11"><text:span text:style-name="c14">Llave Foránea.Identificador del cliente</text:span></text:p>
          </table:table-cell>
        </table:table-row>
      </table:table>
      <text:p text:style-name="p1"/>
      <text:p text:style-name="p5"><text:span text:style-name="c6">categoria</text:span></text:p>
      <table:table>
        <table:table-column table:number-columns-repeated="5"/>
        <table:table-row>
          <table:table-cell table:style-name="T45">
            <text:p text:style-name="p11"><text:span text:style-name="c14">Nº</text:span></text:p>
          </table:table-cell>
          <table:table-cell table:style-name="T45">
            <text:p text:style-name="p11"><text:span text:style-name="c14">Atributo</text:span></text:p>
          </table:table-cell>
          <table:table-cell table:style-name="T45">
            <text:p text:style-name="p11"><text:span text:style-name="c14">Llave Primaria</text:span></text:p>
          </table:table-cell>
          <table:table-cell table:style-name="T45">
            <text:p text:style-name="p11"><text:span text:style-name="c14">Nulo</text:span></text:p>
          </table:table-cell>
          <table:table-cell table:style-name="T45">
            <text:p text:style-name="p11"><text:span text:style-name="c14">Descripción</text:span></text:p>
          </table:table-cell>
        </table:table-row>
        <table:table-row>
          <table:table-cell table:style-name="T45">
            <text:p text:style-name="p11"><text:span text:style-name="c14">1</text:span></text:p>
          </table:table-cell>
          <table:table-cell table:style-name="T45">
            <text:p text:style-name="p11"><text:span text:style-name="c14">id_categoria</text:span></text:p>
          </table:table-cell>
          <table:table-cell table:style-name="T45">
            <text:p text:style-name="p11"><text:span text:style-name="c14">SÍ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Identificador categoria</text:span></text:p>
          </table:table-cell>
        </table:table-row>
        <table:table-row>
          <table:table-cell table:style-name="T45">
            <text:p text:style-name="p11"><text:span text:style-name="c14">2</text:span></text:p>
          </table:table-cell>
          <table:table-cell table:style-name="T45">
            <text:p text:style-name="p11"><text:span text:style-name="c14">nombre_categoria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String Nombre categoria</text:span></text:p>
          </table:table-cell>
        </table:table-row>
        <table:table-row>
          <table:table-cell table:style-name="T45">
            <text:p text:style-name="p11"><text:span text:style-name="c14">3</text:span></text:p>
          </table:table-cell>
          <table:table-cell table:style-name="T45">
            <text:p text:style-name="p11"><text:span text:style-name="c14">icon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Icono Categoria</text:span></text:p>
          </table:table-cell>
        </table:table-row>
        <table:table-row>
          <table:table-cell table:style-name="T45">
            <text:p text:style-name="p11"><text:span text:style-name="c14">4</text:span></text:p>
          </table:table-cell>
          <table:table-cell table:style-name="T45">
            <text:p text:style-name="p11"><text:span text:style-name="c14">estad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Estado actual del</text:span></text:p>
          </table:table-cell>
        </table:table-row>
        <table:table-row>
          <table:table-cell table:style-name="T45">
            <text:p text:style-name="p11"><text:span text:style-name="c14">5</text:span></text:p>
          </table:table-cell>
          <table:table-cell table:style-name="T45">
            <text:p text:style-name="p11"><text:span text:style-name="c14">descripcion_cat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NO</text:span></text:p>
          </table:table-cell>
          <table:table-cell table:style-name="T45">
            <text:p text:style-name="p11"><text:span text:style-name="c14">Descripcion de la categoria</text:span></text:p>
          </table:table-cell>
        </table:table-row>
      </table:table>
      <text:p text:style-name="p1"/>
      <text:p text:style-name="p5"><text:span text:style-name="c6">tipo_usuario</text:span></text:p>
      <table:table>
        <table:table-column table:number-columns-repeated="5"/>
        <table:table-row>
          <table:table-cell table:style-name="T48">
            <text:p text:style-name="p11"><text:span text:style-name="c14">Nº</text:span></text:p>
          </table:table-cell>
          <table:table-cell table:style-name="T48">
            <text:p text:style-name="p11"><text:span text:style-name="c14">Atributo</text:span></text:p>
          </table:table-cell>
          <table:table-cell table:style-name="T48">
            <text:p text:style-name="p11"><text:span text:style-name="c14">Llave Primaria</text:span></text:p>
          </table:table-cell>
          <table:table-cell table:style-name="T48">
            <text:p text:style-name="p11"><text:span text:style-name="c14">Nulo</text:span></text:p>
          </table:table-cell>
          <table:table-cell table:style-name="T48">
            <text:p text:style-name="p11"><text:span text:style-name="c14">Descripción</text:span></text:p>
          </table:table-cell>
        </table:table-row>
        <table:table-row>
          <table:table-cell table:style-name="T48">
            <text:p text:style-name="p11"><text:span text:style-name="c14">1</text:span></text:p>
          </table:table-cell>
          <table:table-cell table:style-name="T48">
            <text:p text:style-name="p11"><text:span text:style-name="c14">id_tipo</text:span></text:p>
          </table:table-cell>
          <table:table-cell table:style-name="T48">
            <text:p text:style-name="p11"><text:span text:style-name="c14">SÍ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Identificador del tipo Usuario</text:span></text:p>
          </table:table-cell>
        </table:table-row>
        <table:table-row>
          <table:table-cell table:style-name="T48">
            <text:p text:style-name="p11"><text:span text:style-name="c14">2</text:span></text:p>
          </table:table-cell>
          <table:table-cell table:style-name="T48">
            <text:p text:style-name="p11"><text:span text:style-name="c14">nombre_tu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Nombre del tipo de usuario</text:span></text:p>
          </table:table-cell>
        </table:table-row>
        <table:table-row>
          <table:table-cell table:style-name="T48">
            <text:p text:style-name="p11"><text:span text:style-name="c14">3</text:span></text:p>
          </table:table-cell>
          <table:table-cell table:style-name="T48">
            <text:p text:style-name="p11"><text:span text:style-name="c14">descripcion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NO</text:span></text:p>
          </table:table-cell>
          <table:table-cell table:style-name="T48">
            <text:p text:style-name="p11"><text:span text:style-name="c14">Descripcion del tipo Usuario</text:span></text:p>
          </table:table-cell>
        </table:table-row>
      </table:table>
      <text:p text:style-name="p1"/>
      <text:p text:style-name="p5"><text:span text:style-name="c6">carrito_compra</text:span></text:p>
      <table:table>
        <table:table-column table:number-columns-repeated="5"/>
        <table:table-row>
          <table:table-cell table:style-name="T51">
            <text:p text:style-name="p11"><text:span text:style-name="c14">Nº</text:span></text:p>
          </table:table-cell>
          <table:table-cell table:style-name="T51">
            <text:p text:style-name="p11"><text:span text:style-name="c14">Atributo</text:span></text:p>
          </table:table-cell>
          <table:table-cell table:style-name="T51">
            <text:p text:style-name="p11"><text:span text:style-name="c14">Llave Primaria</text:span></text:p>
          </table:table-cell>
          <table:table-cell table:style-name="T51">
            <text:p text:style-name="p11"><text:span text:style-name="c14">Nulo</text:span></text:p>
          </table:table-cell>
          <table:table-cell table:style-name="T51">
            <text:p text:style-name="p11"><text:span text:style-name="c14">Descripción</text:span></text:p>
          </table:table-cell>
        </table:table-row>
        <table:table-row>
          <table:table-cell table:style-name="T51">
            <text:p text:style-name="p11"><text:span text:style-name="c14">1</text:span></text:p>
          </table:table-cell>
          <table:table-cell table:style-name="T51">
            <text:p text:style-name="p11"><text:span text:style-name="c14">id_carrito</text:span></text:p>
          </table:table-cell>
          <table:table-cell table:style-name="T51">
            <text:p text:style-name="p11"><text:span text:style-name="c14">SÍ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Identificador del carrito de compra</text:span></text:p>
          </table:table-cell>
        </table:table-row>
        <table:table-row>
          <table:table-cell table:style-name="T51">
            <text:p text:style-name="p11"><text:span text:style-name="c14">2</text:span></text:p>
          </table:table-cell>
          <table:table-cell table:style-name="T51">
            <text:p text:style-name="p11"><text:span text:style-name="c14">date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Fecha y hora en q se agrego al carrito</text:span></text:p>
          </table:table-cell>
        </table:table-row>
        <table:table-row>
          <table:table-cell table:style-name="T51">
            <text:p text:style-name="p11"><text:span text:style-name="c14">3</text:span></text:p>
          </table:table-cell>
          <table:table-cell table:style-name="T51">
            <text:p text:style-name="p11"><text:span text:style-name="c14">estad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Estado del elemento, activo o desactivado</text:span></text:p>
          </table:table-cell>
        </table:table-row>
        <table:table-row>
          <table:table-cell table:style-name="T51">
            <text:p text:style-name="p11"><text:span text:style-name="c14">4</text:span></text:p>
          </table:table-cell>
          <table:table-cell table:style-name="T51">
            <text:p text:style-name="p11"><text:span text:style-name="c14">cantidad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Cantidad de elementos en el carrito de compra</text:span></text:p>
          </table:table-cell>
        </table:table-row>
        <table:table-row>
          <table:table-cell table:style-name="T51">
            <text:p text:style-name="p11"><text:span text:style-name="c14">5</text:span></text:p>
          </table:table-cell>
          <table:table-cell table:style-name="T51">
            <text:p text:style-name="p11"><text:span text:style-name="c14">fk_id_usuari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Llave Foránea.Identificador del cliente</text:span></text:p>
          </table:table-cell>
        </table:table-row>
        <table:table-row>
          <table:table-cell table:style-name="T51">
            <text:p text:style-name="p11"><text:span text:style-name="c14">6</text:span></text:p>
          </table:table-cell>
          <table:table-cell table:style-name="T51">
            <text:p text:style-name="p11"><text:span text:style-name="c14">fk_id_product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NO</text:span></text:p>
          </table:table-cell>
          <table:table-cell table:style-name="T51">
            <text:p text:style-name="p11"><text:span text:style-name="c14">Llave Foránea.Identificador de producto</text:span></text:p>
          </table:table-cell>
        </table:table-row>
      </table:table>
      <text:p text:style-name="p1"/>
      <text:p text:style-name="p5"><text:span text:style-name="c6">descuentos</text:span></text:p>
      <table:table>
        <table:table-column table:number-columns-repeated="5"/>
        <table:table-row>
          <table:table-cell table:style-name="T54">
            <text:p text:style-name="p11"><text:span text:style-name="c14">Nº</text:span></text:p>
          </table:table-cell>
          <table:table-cell table:style-name="T54">
            <text:p text:style-name="p11"><text:span text:style-name="c14">Atributo</text:span></text:p>
          </table:table-cell>
          <table:table-cell table:style-name="T54">
            <text:p text:style-name="p11"><text:span text:style-name="c14">Llave Primaria</text:span></text:p>
          </table:table-cell>
          <table:table-cell table:style-name="T54">
            <text:p text:style-name="p11"><text:span text:style-name="c14">Nulo</text:span></text:p>
          </table:table-cell>
          <table:table-cell table:style-name="T54">
            <text:p text:style-name="p11"><text:span text:style-name="c14">Descripción</text:span></text:p>
          </table:table-cell>
        </table:table-row>
        <table:table-row>
          <table:table-cell table:style-name="T54">
            <text:p text:style-name="p11"><text:span text:style-name="c14">1</text:span></text:p>
          </table:table-cell>
          <table:table-cell table:style-name="T54">
            <text:p text:style-name="p11"><text:span text:style-name="c14">porcentaje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Porcentaje</text:span></text:p>
          </table:table-cell>
        </table:table-row>
        <table:table-row>
          <table:table-cell table:style-name="T54">
            <text:p text:style-name="p11"><text:span text:style-name="c14">2</text:span></text:p>
          </table:table-cell>
          <table:table-cell table:style-name="T54">
            <text:p text:style-name="p11"><text:span text:style-name="c14">fecha_inici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Fecha en la que se publico el descuento</text:span></text:p>
          </table:table-cell>
        </table:table-row>
        <table:table-row>
          <table:table-cell table:style-name="T54">
            <text:p text:style-name="p11"><text:span text:style-name="c14">3</text:span></text:p>
          </table:table-cell>
          <table:table-cell table:style-name="T54">
            <text:p text:style-name="p11"><text:span text:style-name="c14">fecha_fin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Fecha en la que no se aplica descuento</text:span></text:p>
          </table:table-cell>
        </table:table-row>
        <table:table-row>
          <table:table-cell table:style-name="T54">
            <text:p text:style-name="p11"><text:span text:style-name="c14">4</text:span></text:p>
          </table:table-cell>
          <table:table-cell table:style-name="T54">
            <text:p text:style-name="p11"><text:span text:style-name="c14">fk_id_product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NO</text:span></text:p>
          </table:table-cell>
          <table:table-cell table:style-name="T54">
            <text:p text:style-name="p11"><text:span text:style-name="c14">Llave Foránea.Identificador de producto</text:span></text:p>
          </table:table-cell>
        </table:table-row>
      </table:table>
      <text:p text:style-name="p1"/>
    </office:text>
  </office:body>
</office:document-content>
</file>